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8pt" style:font-size-asian="40pt" style:font-size-complex="40pt"/>
    </style:style>
    <style:style style:name="T1" style:family="text">
      <style:text-properties fo:font-size="26pt" style:font-size-asian="36pt" style:font-size-complex="36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5.199cm" svg:height="4.384cm" svg:x="1.4cm" svg:y="0.398cm" presentation:class="title" presentation:user-transformed="true">
          <draw:text-box>
            <text:p text:style-name="P2"><text:span text:style-name="T1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ie verhält sich die Lagrange-Funktion eines geladenen Teilchen bei einer Eichtransformation ϕ → ϕ − (∂|∂t)χ ; A → A + ∇χ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as passiert mit den Bewegungsgleichungen bei einer Eichtransformation ϕ → ϕ − (∂|∂t)χ ; A → A + ∇χ? 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3" draw:layer="layout" svg:width="25.199cm" svg:height="4.027cm" svg:x="1.4cm" svg:y="0.575cm" presentation:class="title" presentation:user-transformed="true">
          <draw:text-box>
            <text:p text:style-name="P3"><text:span text:style-name="T2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4" draw:layer="layout" svg:width="25.199cm" svg:height="4.714cm" svg:x="1.4cm" svg:y="0.233cm" presentation:class="title" presentation:user-transformed="true">
          <draw:text-box>
            <text:p text:style-name="P4"><text:span text:style-name="T3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3" draw:layer="layout" svg:width="25.199cm" svg:height="4.027cm" svg:x="1.4cm" svg:y="0.575cm" presentation:class="title" presentation:user-transformed="true">
          <draw:text-box>
            <text:p text:style-name="P3"><text:span text:style-name="T2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2-19T12:25:13.635000000</dc:date>
    <meta:document-statistic meta:object-count="265"/>
  </office:meta>
</office:document-meta>
</file>